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Consolas" svg:font-family="Consolas" style:font-family-generic="modern" style:font-pitch="fixed"/>
    <style:font-face style:name="Arial1" svg:font-family="Arial" style:font-family-generic="roman" style:font-pitch="variable"/>
    <style:font-face style:name="Consolas1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rsid="0028716e" officeooo:paragraph-rsid="0028716e" style:font-name-asian="Times New Roman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e7fd0" officeooo:paragraph-rsid="0028716e" style:font-name-asian="Times New Roman" style:font-size-asian="12pt" style:font-size-complex="12pt"/>
    </style:style>
    <style:style style:name="P4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rsid="005d2e32" officeooo:paragraph-rsid="0061e579" style:font-name-asian="Times New Roman" style:font-size-asian="12pt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69ccee" style:font-name-asian="Times New Roman" style:font-size-asian="12pt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fo:color="#6666ff" officeooo:paragraph-rsid="0061e579"/>
    </style:style>
    <style:style style:name="P7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paragraph-rsid="0061e57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61e57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61e57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38ae96" officeooo:paragraph-rsid="0061e57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61e57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officeooo:paragraph-rsid="0061e57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29493a" officeooo:paragraph-rsid="0061e57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nsolas1" fo:font-size="6pt" fo:font-style="normal" style:text-underline-style="none" fo:font-weight="normal" officeooo:paragraph-rsid="0061e579" style:font-name-asian="Times New Roman" style:font-size-asian="6pt" style:font-style-asian="normal" style:font-weight-asian="normal" style:font-name-complex="ACaslonPro-Regular" style:font-size-complex="6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6pt" style:font-name-asian="Arial1" style:font-size-asian="5.25pt" style:font-name-complex="Arial1" style:font-size-complex="6pt"/>
    </style:style>
    <style:style style:name="P16" style:family="paragraph" style:parent-style-name="Standard">
      <style:paragraph-properties fo:text-align="justify" style:justify-single-word="false" style:text-autospace="none"/>
      <style:text-properties officeooo:paragraph-rsid="0061e579"/>
    </style:style>
    <style:style style:name="P17" style:family="paragraph" style:parent-style-name="Standard">
      <style:paragraph-properties fo:text-align="justify" style:justify-single-word="false" style:text-autospace="none"/>
      <style:text-properties officeooo:paragraph-rsid="0069cce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6pt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20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6pt" style:font-size-asian="6pt" style:font-size-complex="6pt"/>
    </style:style>
    <style:style style:name="P22" style:family="paragraph" style:parent-style-name="Standard">
      <style:paragraph-properties fo:text-align="justify" style:justify-single-word="false" style:text-autospace="none"/>
      <style:text-properties officeooo:paragraph-rsid="006d8230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f218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2e32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c37b9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baf1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94cfa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bd4b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83ea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9cce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b6ee0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70a54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71d32e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72b698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92c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0b7a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94cfa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38ae9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5d2e3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683ea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66fa7e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4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bd851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5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4053a9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6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5bd4bd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7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70a54e" style:font-name-asian="Times New Roman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8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bd851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29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3c37b9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0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Times New Roman1" style:font-style-complex="normal" style:font-weight-complex="normal"/>
    </style:style>
    <style:style style:name="T31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Times New Roman1" style:font-style-complex="normal" style:font-weight-complex="normal"/>
    </style:style>
    <style:style style:name="T32" style:family="text">
      <style:text-properties fo:color="#000000" style:text-line-through-style="none" style:text-line-through-type="none" fo:font-style="normal" fo:font-weight="normal" officeooo:rsid="005bd4bd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fo:color="#000000" style:text-line-through-style="none" style:text-line-through-type="none" fo:font-style="normal" fo:font-weight="normal" officeooo:rsid="003baf1d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fo:color="#000000" style:text-line-through-style="none" style:text-line-through-type="none" fo:font-style="normal" fo:font-weight="normal" officeooo:rsid="00394cfa" style:font-style-asian="normal" style:font-weight-asian="normal" style:font-name-complex="Times New Roman1" style:font-style-complex="normal" style:font-weight-complex="normal"/>
    </style:style>
    <style:style style:name="T35" style:family="text">
      <style:text-properties fo:color="#000000" style:text-line-through-style="none" style:text-line-through-type="none" fo:font-style="normal" fo:font-weight="normal" officeooo:rsid="003c37b9" style:font-style-asian="normal" style:font-weight-asian="normal" style:font-name-complex="Times New Roman1" style:font-style-complex="normal" style:font-weight-complex="normal"/>
    </style:style>
    <style:style style:name="T36" style:family="text">
      <style:text-properties fo:color="#000000" style:text-line-through-style="none" style:text-line-through-type="none" fo:font-style="normal" fo:font-weight="normal" officeooo:rsid="0069ccee" style:font-style-asian="normal" style:font-weight-asian="normal" style:font-name-complex="Times New Roman1" style:font-style-complex="normal" style:font-weight-complex="normal"/>
    </style:style>
    <style:style style:name="T37" style:family="text">
      <style:text-properties fo:color="#000000" style:text-line-through-style="none" style:text-line-through-type="none" fo:font-style="normal" fo:font-weight="normal" officeooo:rsid="006b6ee0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fo:color="#000000" style:text-line-through-style="none" style:text-line-through-type="none" fo:font-style="normal" fo:font-weight="normal" officeooo:rsid="0071d32e" style:font-style-asian="normal" style:font-weight-asian="normal" style:font-name-complex="Times New Roman1" style:font-style-complex="normal" style:font-weight-complex="normal"/>
    </style:style>
    <style:style style:name="T39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40" style:family="text">
      <style:text-properties fo:color="#000000" style:text-line-through-style="none" style:text-line-through-type="none" fo:font-style="normal" fo:font-weight="normal" officeooo:rsid="0038ae96" style:font-style-asian="normal" style:font-weight-asian="normal" style:font-name-complex="ACaslonPro-Regular" style:font-style-complex="normal" style:font-weight-complex="normal"/>
    </style:style>
    <style:style style:name="T41" style:family="text">
      <style:text-properties fo:color="#000000" style:text-line-through-style="none" style:text-line-through-type="none" fo:font-style="normal" fo:font-weight="normal" officeooo:rsid="00292c4b" style:font-style-asian="normal" style:font-weight-asian="normal" style:font-name-complex="ACaslonPro-Regular" style:font-style-complex="normal" style:font-weight-complex="normal"/>
    </style:style>
    <style:style style:name="T42" style:family="text">
      <style:text-properties fo:color="#000000" style:text-line-through-style="none" style:text-line-through-type="none" fo:font-style="normal" fo:font-weight="normal" officeooo:rsid="0020b7ac" style:font-style-asian="normal" style:font-weight-asian="normal" style:font-name-complex="ACaslonPro-Regular" style:font-style-complex="normal" style:font-weight-complex="normal"/>
    </style:style>
    <style:style style:name="T43" style:family="text">
      <style:text-properties fo:color="#000000" style:text-line-through-style="none" style:text-line-through-type="none" fo:font-style="normal" fo:font-weight="normal" officeooo:rsid="00394cfa" style:font-style-asian="normal" style:font-weight-asian="normal" style:font-name-complex="ACaslonPro-Regular" style:font-style-complex="normal" style:font-weight-complex="normal"/>
    </style:style>
    <style:style style:name="T44" style:family="text">
      <style:text-properties fo:color="#000000" style:text-line-through-style="none" style:text-line-through-type="none" fo:font-style="normal" fo:font-weight="normal" officeooo:rsid="003baf1d" style:font-style-asian="normal" style:font-weight-asian="normal" style:font-name-complex="ACaslonPro-Regular" style:font-style-complex="normal" style:font-weight-complex="normal"/>
    </style:style>
    <style:style style:name="T45" style:family="text">
      <style:text-properties fo:color="#000000" style:text-line-through-style="none" style:text-line-through-type="none" fo:font-style="normal" fo:font-weight="normal" officeooo:rsid="00683ea8" style:font-style-asian="normal" style:font-weight-asian="normal" style:font-name-complex="ACaslonPro-Regular" style:font-style-complex="normal" style:font-weight-complex="normal"/>
    </style:style>
    <style:style style:name="T46" style:family="text">
      <style:text-properties fo:color="#000000" style:text-line-through-style="none" style:text-line-through-type="none" fo:font-style="normal" fo:font-weight="normal" officeooo:rsid="0069ccee" style:font-style-asian="normal" style:font-weight-asian="normal" style:font-name-complex="ACaslonPro-Regular" style:font-style-complex="normal" style:font-weight-complex="normal"/>
    </style:style>
    <style:style style:name="T47" style:family="text">
      <style:text-properties fo:color="#000000" style:text-line-through-style="none" style:text-line-through-type="none" fo:font-style="italic" fo:font-weight="normal" officeooo:rsid="005bd4bd" style:font-style-asian="italic" style:font-weight-asian="normal" style:font-name-complex="Times New Roman1" style:font-style-complex="italic" style:font-weight-complex="normal"/>
    </style:style>
    <style:style style:name="T48" style:family="text">
      <style:text-properties fo:color="#000000" style:text-line-through-style="none" style:text-line-through-type="none" fo:font-style="italic" fo:font-weight="normal" officeooo:rsid="003bd851" style:font-style-asian="italic" style:font-weight-asian="normal" style:font-name-complex="Times New Roman1" style:font-style-complex="italic" style:font-weight-complex="normal"/>
    </style:style>
    <style:style style:name="T49" style:family="text">
      <style:text-properties fo:color="#000000" style:text-line-through-style="none" style:text-line-through-type="none" fo:font-style="italic" fo:font-weight="normal" officeooo:rsid="003c37b9" style:font-style-asian="italic" style:font-weight-asian="normal" style:font-name-complex="Times New Roman1" style:font-style-complex="italic" style:font-weight-complex="normal"/>
    </style:style>
    <style:style style:name="T50" style:family="text">
      <style:text-properties fo:color="#000000" style:text-line-through-style="none" style:text-line-through-type="none" fo:font-style="italic" fo:font-weight="normal" officeooo:rsid="003bd851" style:font-style-asian="italic" style:font-weight-asian="normal" style:font-name-complex="ACaslonPro-Regular" style:font-style-complex="italic" style:font-weight-complex="normal"/>
    </style:style>
    <style:style style:name="T51" style:family="text">
      <style:text-properties fo:color="#000000" style:text-line-through-style="none" style:text-line-through-type="none" fo:font-style="italic" fo:font-weight="normal" officeooo:rsid="004053a9" style:font-style-asian="italic" style:font-weight-asian="normal" style:font-name-complex="ACaslonPro-Regular" style:font-style-complex="italic" style:font-weight-complex="normal"/>
    </style:style>
    <style:style style:name="T52" style:family="text">
      <style:text-properties fo:color="#000000" style:text-line-through-style="none" style:text-line-through-type="none" fo:font-style="italic" fo:font-weight="normal" officeooo:rsid="0066fa7e" style:font-style-asian="italic" style:font-weight-asian="normal" style:font-name-complex="ACaslonPro-Regular" style:font-style-complex="italic" style:font-weight-complex="normal"/>
    </style:style>
    <style:style style:name="T53" style:family="text">
      <style:text-properties fo:color="#000000" style:text-line-through-style="none" style:text-line-through-type="none" style:font-name="Times New Roman2" fo:font-style="normal" fo:font-weight="normal" style:font-style-asian="normal" style:font-weight-asian="normal" style:font-name-complex="Times New Roman1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b 58%" fo:font-style="normal" fo:font-weight="normal" officeooo:rsid="005bd4bd" style:font-style-asian="normal" style:font-weight-asian="normal" style:font-name-complex="Times New Roman1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b 58%" fo:font-style="normal" fo:font-weight="normal" officeooo:rsid="0066fa7e" style:font-style-asian="normal" style:font-weight-asian="normal" style:font-name-complex="Times New Roman1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b 58%" style:font-name="Times New Roman" fo:font-size="12pt" fo:font-style="normal" style:text-underline-style="none" fo:font-weight="normal" officeooo:rsid="005bd4b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7" style:family="text">
      <style:text-properties fo:color="#000000" style:font-name="Consolas1"/>
    </style:style>
    <style:style style:name="T58" style:family="text">
      <style:text-properties fo:color="#000000" style:font-name="Consolas1" fo:font-style="italic" style:font-style-asian="italic"/>
    </style:style>
    <style:style style:name="T59" style:family="text">
      <style:text-properties fo:color="#000000" style:font-name="Consolas1" officeooo:rsid="00669c25"/>
    </style:style>
    <style:style style:name="T60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1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2" style:family="text">
      <style:text-properties style:text-line-through-style="none" style:text-line-through-type="none" style:font-name="Times New Roman" fo:font-size="12pt" fo:font-style="normal" style:text-underline-style="none" fo:font-weight="normal" officeooo:rsid="006d823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3" style:family="text">
      <style:text-properties officeooo:rsid="00103e35"/>
    </style:style>
    <style:style style:name="T64" style:family="text">
      <style:text-properties fo:color="#7f0055" fo:font-weight="bold" style:font-weight-asian="bold"/>
    </style:style>
    <style:style style:name="T65" style:family="text">
      <style:text-properties fo:color="#7f0055" style:font-name="Consolas1" fo:font-weight="bold" style:font-weight-asian="bold"/>
    </style:style>
    <style:style style:name="T66" style:family="text">
      <style:text-properties fo:color="#6a3e3e" style:font-name="Consolas1"/>
    </style:style>
    <style:style style:name="T67" style:family="text">
      <style:text-properties fo:color="#0000c0" style:font-name="Consolas1" fo:font-style="italic" fo:font-weight="bold" style:font-style-asian="italic" style:font-weight-asian="bold"/>
    </style:style>
    <style:style style:name="T68" style:family="text">
      <style:text-properties fo:color="#2a00ff" style:font-name="Consolas1"/>
    </style:style>
    <style:style style:name="T6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3bd85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149f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3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6d823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4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75" style:family="text">
      <style:text-properties fo:color="#6666ff" style:text-line-through-style="none" style:text-line-through-type="none" fo:font-style="normal" fo:font-weight="normal" officeooo:rsid="006d8230" style:font-style-asian="normal" style:font-weight-asian="normal" style:font-name-complex="ACaslonPro-Regular" style:font-style-complex="normal" style:font-weight-complex="normal"/>
    </style:style>
    <style:style style:name="T76" style:family="text">
      <style:text-properties officeooo:rsid="00559d13"/>
    </style:style>
    <style:style style:name="T77" style:family="text">
      <style:text-properties officeooo:rsid="0055fe92"/>
    </style:style>
    <style:style style:name="T78" style:family="text">
      <style:text-properties officeooo:rsid="0063d681"/>
    </style:style>
    <style:style style:name="T79" style:family="text">
      <style:text-properties officeooo:rsid="006f7e0f"/>
    </style:style>
    <style:style style:name="T8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5<text:span text:style-name="T63">84</text:span> – <text:span text:style-name="T63">Projeto e Análise de Algoritmos</text:span></text:p>
      <text:p text:style-name="P2">Prof. Napoleão Nepomuceno</text:p>
      <text:p text:style-name="P3">AV1 - Lab0<text:span text:style-name="T77">5</text:span></text:p>
      <text:p text:style-name="P1">Data do Laboratório: <text:span text:style-name="T76">04</text:span>/0<text:span text:style-name="T78">9</text:span>/201<text:span text:style-name="T79">9</text:span></text:p>
      <text:p text:style-name="P1">Data da Entrega: <text:span text:style-name="T76">08</text:span>/0<text:span text:style-name="T78">9</text:span>/201<text:span text:style-name="T79">9</text:span> (<text:span text:style-name="T80">enviar arquivo .odt</text:span>)</text:p>
      <text:p text:style-name="P15"/>
      <text:p text:style-name="P6"><text:span text:style-name="T61">Exercício</text:span><text:span text:style-name="T60"> </text:span><text:span text:style-name="T62">1</text:span></text:p>
      <text:p text:style-name="P11"/>
      <text:p text:style-name="P16"><text:span text:style-name="T70">Passo 1:</text:span><text:span text:style-name="T16"> Implementar o seguinte código em Java </text:span><text:span text:style-name="T1">ou equivalente em outra linguagem de programação.</text:span></text:p>
      <text:p text:style-name="P7"/>
      <text:p text:style-name="P14"><text:span text:style-name="T64">public</text:span> <text:span text:style-name="T64">class</text:span> Exercicio2 {</text:p>
      <text:p text:style-name="P19"><text:span text:style-name="T57"><text:tab/></text:span><text:span text:style-name="T65">public</text:span><text:span text:style-name="T57"> </text:span><text:span text:style-name="T65">static</text:span><text:span text:style-name="T57"> </text:span><text:span text:style-name="T65">void</text:span><text:span text:style-name="T57"> main(String[] </text:span><text:span text:style-name="T66">args</text:span><text:span text:style-name="T57">) {</text:span></text:p>
      <text:p text:style-name="P19"><text:span text:style-name="T57"><text:tab/><text:tab/>System.</text:span><text:span text:style-name="T67">out</text:span><text:span text:style-name="T57">.println(</text:span><text:span text:style-name="T68">"Imprime1"</text:span><text:span text:style-name="T57">);</text:span></text:p>
      <text:p text:style-name="P19"><text:span text:style-name="T57"><text:tab/><text:tab/></text:span><text:span text:style-name="T58">imprime1</text:span><text:span text:style-name="T57">(</text:span><text:span text:style-name="T59">4</text:span><text:span text:style-name="T57">);</text:span></text:p>
      <text:p text:style-name="P19"><text:span text:style-name="T57"><text:tab/><text:tab/>System.</text:span><text:span text:style-name="T67">out</text:span><text:span text:style-name="T57">.println(</text:span><text:span text:style-name="T68">"Imprime2"</text:span><text:span text:style-name="T57">);</text:span></text:p>
      <text:p text:style-name="P19"><text:span text:style-name="T57"><text:tab/><text:tab/></text:span><text:span text:style-name="T58">imprime2</text:span><text:span text:style-name="T57">(</text:span><text:span text:style-name="T59">4</text:span><text:span text:style-name="T57">);</text:span></text:p>
      <text:p text:style-name="P19"><text:span text:style-name="T57"><text:tab/><text:tab/>System.</text:span><text:span text:style-name="T67">out</text:span><text:span text:style-name="T57">.println(</text:span><text:span text:style-name="T68">"Imprime3"</text:span><text:span text:style-name="T57">);</text:span></text:p>
      <text:p text:style-name="P19"><text:span text:style-name="T57"><text:tab/><text:tab/></text:span><text:span text:style-name="T58">imprime3</text:span><text:span text:style-name="T57">(</text:span><text:span text:style-name="T59">4</text:span><text:span text:style-name="T57">);</text:span></text:p>
      <text:p text:style-name="P21"><text:tab/>}</text:p>
      <text:p text:style-name="P21"><text:tab/></text:p>
      <text:p text:style-name="P19"><text:span text:style-name="T57"><text:tab/></text:span><text:span text:style-name="T65">static</text:span><text:span text:style-name="T57"> </text:span><text:span text:style-name="T65">void</text:span><text:span text:style-name="T57"> imprime1(</text:span><text:span text:style-name="T65">int</text:span><text:span text:style-name="T57"> </text:span><text:span text:style-name="T66">n</text:span><text:span text:style-name="T57">) {</text:span></text:p>
      <text:p text:style-name="P19"><text:span text:style-name="T57"><text:tab/><text:tab/></text:span><text:span text:style-name="T65">if</text:span><text:span text:style-name="T57"> (</text:span><text:span text:style-name="T66">n</text:span><text:span text:style-name="T57"> != 1) {</text:span></text:p>
      <text:p text:style-name="P19"><text:span text:style-name="T57"><text:tab/><text:tab/><text:tab/>System.</text:span><text:span text:style-name="T67">out</text:span><text:span text:style-name="T57">.println(</text:span><text:span text:style-name="T66">n</text:span><text:span text:style-name="T57">);</text:span></text:p>
      <text:p text:style-name="P19"><text:span text:style-name="T57"><text:tab/><text:tab/><text:tab/></text:span><text:span text:style-name="T58">imprime1</text:span><text:span text:style-name="T57">(</text:span><text:span text:style-name="T66">n</text:span><text:span text:style-name="T57">/2);</text:span></text:p>
      <text:p text:style-name="P19"><text:span text:style-name="T57"><text:tab/><text:tab/>} </text:span><text:span text:style-name="T65">else</text:span><text:span text:style-name="T57"> {</text:span></text:p>
      <text:p text:style-name="P19"><text:span text:style-name="T57"><text:tab/><text:tab/><text:tab/>System.</text:span><text:span text:style-name="T67">out</text:span><text:span text:style-name="T57">.println(1);</text:span></text:p>
      <text:p text:style-name="P21"><text:tab/><text:tab/>}</text:p>
      <text:p text:style-name="P21"><text:tab/>}</text:p>
      <text:p text:style-name="P18"/>
      <text:p text:style-name="P19"><text:span text:style-name="T57"><text:tab/></text:span><text:span text:style-name="T65">static</text:span><text:span text:style-name="T57"> </text:span><text:span text:style-name="T65">void</text:span><text:span text:style-name="T57"> imprime2(</text:span><text:span text:style-name="T65">int</text:span><text:span text:style-name="T57"> </text:span><text:span text:style-name="T66">n</text:span><text:span text:style-name="T57">) {</text:span></text:p>
      <text:p text:style-name="P19"><text:span text:style-name="T57"><text:tab/><text:tab/></text:span><text:span text:style-name="T65">if</text:span><text:span text:style-name="T57"> (</text:span><text:span text:style-name="T66">n</text:span><text:span text:style-name="T57"> != 1) {</text:span></text:p>
      <text:p text:style-name="P19"><text:span text:style-name="T57"><text:tab/><text:tab/><text:tab/>System.</text:span><text:span text:style-name="T67">out</text:span><text:span text:style-name="T57">.println(</text:span><text:span text:style-name="T66">n</text:span><text:span text:style-name="T57">);</text:span></text:p>
      <text:p text:style-name="P19"><text:span text:style-name="T57"><text:tab/><text:tab/><text:tab/></text:span><text:span text:style-name="T58">imprime2</text:span><text:span text:style-name="T57">(</text:span><text:span text:style-name="T66">n</text:span><text:span text:style-name="T57">/2);</text:span></text:p>
      <text:p text:style-name="P19"><text:span text:style-name="T57"><text:tab/><text:tab/><text:tab/></text:span><text:span text:style-name="T58">imprime2</text:span><text:span text:style-name="T57">(</text:span><text:span text:style-name="T66">n</text:span><text:span text:style-name="T57">/2);</text:span></text:p>
      <text:p text:style-name="P19"><text:span text:style-name="T57"><text:tab/><text:tab/>} </text:span><text:span text:style-name="T65">else</text:span><text:span text:style-name="T57"> {</text:span></text:p>
      <text:p text:style-name="P19"><text:span text:style-name="T57"><text:tab/><text:tab/><text:tab/>System.</text:span><text:span text:style-name="T67">out</text:span><text:span text:style-name="T57">.println(1);</text:span></text:p>
      <text:p text:style-name="P21"><text:tab/><text:tab/>}</text:p>
      <text:p text:style-name="P21"><text:tab/>}</text:p>
      <text:p text:style-name="P21"><text:tab/></text:p>
      <text:p text:style-name="P19"><text:span text:style-name="T57"><text:tab/></text:span><text:span text:style-name="T65">static</text:span><text:span text:style-name="T57"> </text:span><text:span text:style-name="T65">void</text:span><text:span text:style-name="T57"> imprime3(</text:span><text:span text:style-name="T65">int</text:span><text:span text:style-name="T57"> </text:span><text:span text:style-name="T66">n</text:span><text:span text:style-name="T57">) {</text:span></text:p>
      <text:p text:style-name="P19"><text:span text:style-name="T57"><text:tab/><text:tab/></text:span><text:span text:style-name="T65">if</text:span><text:span text:style-name="T57"> (</text:span><text:span text:style-name="T66">n</text:span><text:span text:style-name="T57"> != 1) {</text:span></text:p>
      <text:p text:style-name="P19"><text:span text:style-name="T57"><text:tab/><text:tab/><text:tab/>System.</text:span><text:span text:style-name="T67">out</text:span><text:span text:style-name="T57">.println(</text:span><text:span text:style-name="T66">n</text:span><text:span text:style-name="T57">);</text:span></text:p>
      <text:p text:style-name="P19"><text:span text:style-name="T57"><text:tab/><text:tab/><text:tab/></text:span><text:span text:style-name="T58">imprime3</text:span><text:span text:style-name="T57">(</text:span><text:span text:style-name="T66">n</text:span><text:span text:style-name="T57">/2);</text:span></text:p>
      <text:p text:style-name="P19"><text:span text:style-name="T57"><text:tab/><text:tab/><text:tab/></text:span><text:span text:style-name="T58">imprime3</text:span><text:span text:style-name="T57">(</text:span><text:span text:style-name="T66">n</text:span><text:span text:style-name="T57">/2);</text:span></text:p>
      <text:p text:style-name="P19"><text:span text:style-name="T57"><text:tab/><text:tab/><text:tab/></text:span><text:span text:style-name="T58">imprime3</text:span><text:span text:style-name="T57">(</text:span><text:span text:style-name="T66">n</text:span><text:span text:style-name="T57">/2);</text:span></text:p>
      <text:p text:style-name="P19"><text:span text:style-name="T57"><text:tab/><text:tab/><text:tab/></text:span><text:span text:style-name="T58">imprime3</text:span><text:span text:style-name="T57">(</text:span><text:span text:style-name="T66">n</text:span><text:span text:style-name="T57">/2);</text:span></text:p>
      <text:p text:style-name="P19"><text:span text:style-name="T57"><text:tab/><text:tab/>} </text:span><text:span text:style-name="T65">else</text:span><text:span text:style-name="T57"> {</text:span></text:p>
      <text:p text:style-name="P19"><text:span text:style-name="T57"><text:tab/><text:tab/><text:tab/>System.</text:span><text:span text:style-name="T67">out</text:span><text:span text:style-name="T57">.println(1);</text:span></text:p>
      <text:p text:style-name="P21"><text:tab/><text:tab/>}</text:p>
      <text:p text:style-name="P21"><text:tab/>}<text:tab/></text:p>
      <text:p text:style-name="P14">}</text:p>
      <text:p text:style-name="P7"/>
      <text:p text:style-name="P16"><text:span text:style-name="T69">Passo </text:span><text:span text:style-name="T71">2</text:span><text:span text:style-name="T69">:</text:span><text:span text:style-name="T15"> </text:span><text:span text:style-name="T2">Executar o código </text:span><text:span text:style-name="T3">e </text:span><text:span text:style-name="T12">escrever</text:span><text:span text:style-name="T5"> </text:span><text:span text:style-name="T12">a</text:span><text:span text:style-name="T5"> </text:span><text:span text:style-name="T12">saída abaixo</text:span><text:span text:style-name="T2">. </text:span><text:span text:style-name="T12">Para </text:span><text:span text:style-name="T27">n</text:span><text:span text:style-name="T12"> = 4, qual a quantidade de chamadas recursivas geradas durante a execução completa de cada um dos métodos? </text:span><text:span text:style-name="T13">(</text:span><text:span text:style-name="T14">5</text:span><text:span text:style-name="T13">%)</text:span></text:p>
      <text:p text:style-name="P8"/>
      <text:p text:style-name="P17"><text:span text:style-name="T72">Passo </text:span><text:span text:style-name="T73">3</text:span><text:span text:style-name="T72">:</text:span><text:span text:style-name="T2"> </text:span><text:span text:style-name="T17">Qual a equação de recorrência</text:span><text:span text:style-name="T18"> </text:span><text:span text:style-name="T19">d</text:span><text:span text:style-name="T22">o</text:span><text:span text:style-name="T19"> </text:span><text:span text:style-name="T22">método</text:span><text:span text:style-name="T19"> </text:span><text:span text:style-name="T28">imprime</text:span><text:span text:style-name="T29">1</text:span><text:span text:style-name="T17">?</text:span><text:span text:style-name="T5"> </text:span><text:span text:style-name="T10">(</text:span><text:span text:style-name="T13">10</text:span><text:span text:style-name="T10">%)</text:span></text:p>
      <text:p text:style-name="P9"/>
      <text:p text:style-name="P5"><text:span text:style-name="T74">Passo </text:span><text:span text:style-name="T75">4</text:span><text:span text:style-name="T74">:</text:span><text:span text:style-name="T31"> </text:span><text:span text:style-name="T33">Resolva a equação de recorrência</text:span><text:span text:style-name="T42"> </text:span><text:span text:style-name="T43">d</text:span><text:span text:style-name="T45">o</text:span><text:span text:style-name="T43"> </text:span><text:span text:style-name="T45">método</text:span><text:span text:style-name="T33"> </text:span><text:span text:style-name="T48">imprime</text:span><text:span text:style-name="T49">1</text:span><text:span text:style-name="T34"> </text:span><text:span text:style-name="T33">pelo teorema mestre.</text:span><text:span text:style-name="T35"> </text:span><text:span text:style-name="T36">(</text:span><text:span text:style-name="T38">15</text:span><text:span text:style-name="T36">%)</text:span></text:p>
      <text:p text:style-name="P12"/>
      <text:p text:style-name="P5"><text:span text:style-name="T74">Passo </text:span><text:span text:style-name="T75">5</text:span><text:span text:style-name="T74">:</text:span><text:span text:style-name="T31"> </text:span><text:span text:style-name="T41">Qual a equação de recorrência</text:span><text:span text:style-name="T42"> </text:span><text:span text:style-name="T43">da </text:span><text:span text:style-name="T44">função</text:span><text:span text:style-name="T43"> </text:span><text:span text:style-name="T50">imprime</text:span><text:span text:style-name="T51">2</text:span><text:span text:style-name="T41">?</text:span><text:span text:style-name="T35"> </text:span><text:span text:style-name="T36">(</text:span><text:span text:style-name="T38">10</text:span><text:span text:style-name="T36">%)</text:span></text:p>
      <text:p text:style-name="P9"/>
      <text:p text:style-name="P17"><text:span text:style-name="T72">Passo </text:span><text:span text:style-name="T73">6</text:span><text:span text:style-name="T72">:</text:span><text:span text:style-name="T2"> </text:span><text:span text:style-name="T6">Resolva a equação de recorrência</text:span><text:span text:style-name="T18"> </text:span><text:span text:style-name="T19">d</text:span><text:span text:style-name="T22">o</text:span><text:span text:style-name="T19"> </text:span><text:span text:style-name="T22">método</text:span><text:span text:style-name="T6"> </text:span><text:span text:style-name="T24">imprime</text:span><text:span text:style-name="T25">2</text:span><text:span text:style-name="T7"> </text:span><text:span text:style-name="T6">pelo teorema mestre.</text:span><text:span text:style-name="T5"> </text:span><text:span text:style-name="T10">(</text:span><text:span text:style-name="T13">15</text:span><text:span text:style-name="T10">%)</text:span></text:p>
      <text:p text:style-name="P13"/>
      <text:p text:style-name="P5"><text:span text:style-name="T74">Passo </text:span><text:span text:style-name="T75">7</text:span><text:span text:style-name="T74">:</text:span><text:span text:style-name="T31"> </text:span><text:span text:style-name="T41">Qual a equação de recorrência</text:span><text:span text:style-name="T42"> </text:span><text:span text:style-name="T43">da </text:span><text:span text:style-name="T44">função</text:span><text:span text:style-name="T43"> </text:span><text:span text:style-name="T50">imprime</text:span><text:span text:style-name="T52">3</text:span><text:span text:style-name="T41">?</text:span><text:span text:style-name="T35"> </text:span><text:span text:style-name="T36">(</text:span><text:span text:style-name="T38">10</text:span><text:span text:style-name="T36">%)</text:span></text:p>
      <text:p text:style-name="P9"/>
      <text:p text:style-name="P22"><text:span text:style-name="T72">Passo </text:span><text:span text:style-name="T73">8</text:span><text:span text:style-name="T72">:</text:span><text:span text:style-name="T2"> </text:span><text:span text:style-name="T6">Resolva a equação de recorrência</text:span><text:span text:style-name="T18"> </text:span><text:span text:style-name="T19">d</text:span><text:span text:style-name="T22">o</text:span><text:span text:style-name="T19"> </text:span><text:span text:style-name="T22">método</text:span><text:span text:style-name="T6"> </text:span><text:span text:style-name="T24">imprime</text:span><text:span text:style-name="T23">3</text:span><text:span text:style-name="T7"> </text:span><text:span text:style-name="T6">pelo teorema mestre.</text:span><text:span text:style-name="T5"> </text:span><text:span text:style-name="T10">(</text:span><text:span text:style-name="T13">15</text:span><text:span text:style-name="T10">%)</text:span></text:p>
      <text:p text:style-name="P13"/>
      <text:p text:style-name="P17"><text:span text:style-name="T72">Passo </text:span><text:span text:style-name="T73">9</text:span><text:span text:style-name="T72">:</text:span><text:span text:style-name="T2"> </text:span><text:span text:style-name="T8">Sejam T</text:span><text:span text:style-name="T56">1</text:span><text:span text:style-name="T8">(</text:span><text:span text:style-name="T26">n</text:span><text:span text:style-name="T8">), T</text:span><text:span text:style-name="T56">2</text:span><text:span text:style-name="T8">(</text:span><text:span text:style-name="T26">n</text:span><text:span text:style-name="T8">) e T</text:span><text:span text:style-name="T56">3</text:span><text:span text:style-name="T8">(</text:span><text:span text:style-name="T26">n</text:span><text:span text:style-name="T8">) as funções que representam o custo dos </text:span><text:span text:style-name="T9">métodos</text:span><text:span text:style-name="T8"> </text:span><text:span text:style-name="T23">imprime</text:span><text:span text:style-name="T26">1</text:span><text:span text:style-name="T8">, </text:span><text:span text:style-name="T23">imprime</text:span><text:span text:style-name="T26">2</text:span><text:span text:style-name="T8"> e </text:span><text:span text:style-name="T23">imprime</text:span><text:span text:style-name="T26">3</text:span><text:span text:style-name="T8"> respectivamente. Para cada </text:span><text:span text:style-name="T4">item</text:span><text:span text:style-name="T8"> abaixo, indicar se </text:span><text:span text:style-name="T4">a afirmação é falsa ou verdadeira, j</text:span><text:span text:style-name="T20">ustifi</text:span><text:span text:style-name="T21">cando</text:span><text:span text:style-name="T20"> sua resposta.</text:span><text:span text:style-name="T5"> </text:span><text:span text:style-name="T10">(</text:span><text:span text:style-name="T14">2</text:span><text:span text:style-name="T10">0%)</text:span></text:p>
      <text:p text:style-name="P10"/>
      <text:p text:style-name="P4"><text:span text:style-name="T40">(</text:span><text:span text:style-name="T39">a) </text:span><text:span text:style-name="T32">T</text:span><text:span text:style-name="T54">1</text:span><text:span text:style-name="T32">(</text:span><text:span text:style-name="T47">n</text:span><text:span text:style-name="T32">) </text:span><text:span text:style-name="T30">= </text:span><text:span text:style-name="T53">Ο(</text:span><text:span text:style-name="T32">T</text:span><text:span text:style-name="T54">2</text:span><text:span text:style-name="T32">(</text:span><text:span text:style-name="T47">n</text:span><text:span text:style-name="T32">)</text:span><text:span text:style-name="T53">)</text:span></text:p>
      <text:p text:style-name="P4"><text:span text:style-name="T40">(</text:span><text:span text:style-name="T39">b) </text:span><text:span text:style-name="T32">T</text:span><text:span text:style-name="T54">1</text:span><text:span text:style-name="T32">(</text:span><text:span text:style-name="T47">n</text:span><text:span text:style-name="T32">) </text:span><text:span text:style-name="T30">= </text:span><text:span text:style-name="T53">Ω(</text:span><text:span text:style-name="T32">T</text:span><text:span text:style-name="T54">2</text:span><text:span text:style-name="T32">(</text:span><text:span text:style-name="T47">n</text:span><text:span text:style-name="T32">)</text:span><text:span text:style-name="T53">)</text:span></text:p>
      <text:p text:style-name="P4"><text:span text:style-name="T40">(</text:span><text:span text:style-name="T46">c</text:span><text:span text:style-name="T39">) </text:span><text:span text:style-name="T32">T</text:span><text:span text:style-name="T55">3</text:span><text:span text:style-name="T32">(</text:span><text:span text:style-name="T47">n</text:span><text:span text:style-name="T32">) </text:span><text:span text:style-name="T30">= </text:span><text:span text:style-name="T53">Ο(</text:span><text:span text:style-name="T32">T</text:span><text:span text:style-name="T55">2</text:span><text:span text:style-name="T32">(</text:span><text:span text:style-name="T47">n</text:span><text:span text:style-name="T32">)</text:span><text:span text:style-name="T53">)</text:span></text:p>
      <text:p text:style-name="P4"><text:span text:style-name="T40">(</text:span><text:span text:style-name="T46">d</text:span><text:span text:style-name="T39">) </text:span><text:span text:style-name="T32">T</text:span><text:span text:style-name="T55">3</text:span><text:span text:style-name="T32">(</text:span><text:span text:style-name="T47">n</text:span><text:span text:style-name="T32">) </text:span><text:span text:style-name="T30">= </text:span><text:span text:style-name="T53">Ω(</text:span><text:span text:style-name="T32">T</text:span><text:span text:style-name="T55">2</text:span><text:span text:style-name="T32">(</text:span><text:span text:style-name="T47">n</text:span><text:span text:style-name="T32">)</text:span><text:span text:style-name="T53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Consolas" svg:font-family="Consolas" style:font-family-generic="modern" style:font-pitch="fixed"/>
    <style:font-face style:name="Arial1" svg:font-family="Arial" style:font-family-generic="roman" style:font-pitch="variable"/>
    <style:font-face style:name="Consolas1" svg:font-family="Consolas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129</meta:editing-cycles>
    <meta:editing-duration>PT16H17M27S</meta:editing-duration>
    <meta:generator>LibreOffice/6.1.5.2$Windows_X86_64 LibreOffice_project/90f8dcf33c87b3705e78202e3df5142b201bd805</meta:generator>
    <dc:date>2019-09-04T16:11:22.682000000</dc:date>
    <meta:document-statistic meta:table-count="0" meta:image-count="0" meta:object-count="0" meta:page-count="1" meta:paragraph-count="59" meta:word-count="274" meta:character-count="1858" meta:non-whitespace-character-count="1560"/>
  </office:meta>
</office:document-meta>
</file>